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table:number-columns-repeated="2"/>
          <table:table-cell table:style-name="ce13" table:formula="of:=[.F92]+[.E93]" office:value-type="float" office:value="5538.31" calcext:value-type="float">
            <text:p>5538</text:p>
          </table:table-cell>
          <table:table-cell/>
          <table:table-cell table:style-name="ce13" table:formula="of:=[.H92]+[.G93]" office:value-type="float" office:value="38720" calcext:value-type="float">
            <text:p>38720</text:p>
          </table:table-cell>
          <table:table-cell table:number-columns-repeated="2"/>
          <table:table-cell table:formula="of:=168.37/3" office:value-type="currency" office:currency="EUR" office:value="56.1233333333333" calcext:value-type="currency">
            <text:p>56,12 €</text:p>
          </table:table-cell>
          <table:table-cell table:number-columns-repeated="2"/>
          <table:table-cell table:formula="of:=[.K93]+[.L93]+[.M93]" office:value-type="currency" office:currency="EUR" office:value="56.1233333333333" calcext:value-type="currency">
            <text:p>56,12 €</text:p>
          </table:table-cell>
          <table:table-cell table:formula="of:=[.O92]+[.N93]" office:value-type="currency" office:currency="EUR" office:value="4565.44656666667" calcext:value-type="currency">
            <text:p>4 565,45 €</text:p>
          </table:table-cell>
          <table:table-cell table:style-name="ce19" table:formula="of:=[.A93]*budgetjour-[.O93]" office:value-type="currency" office:currency="EUR" office:value="34.5534333333344" calcext:value-type="currency">
            <text:p>34,5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538.31" calcext:value-type="float">
            <text:p>5538</text:p>
          </table:table-cell>
          <table:table-cell/>
          <table:table-cell table:style-name="ce13" table:formula="of:=[.H93]+[.G94]" office:value-type="float" office:value="38720" calcext:value-type="float">
            <text:p>38720</text:p>
          </table:table-cell>
          <table:table-cell table:number-columns-repeated="2"/>
          <table:table-cell table:formula="of:=168.37/3" office:value-type="currency" office:currency="EUR" office:value="56.1233333333333" calcext:value-type="currency">
            <text:p>56,12 €</text:p>
          </table:table-cell>
          <table:table-cell table:number-columns-repeated="2"/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1.5699" calcext:value-type="currency">
            <text:p>4 621,57 €</text:p>
          </table:table-cell>
          <table:table-cell table:style-name="ce19" table:formula="of:=[.A94]*budgetjour-[.O94]" office:value-type="currency" office:currency="EUR" office:value="28.4301000000014" calcext:value-type="currency">
            <text:p>28,43 €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19"/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6]" office:value-type="float" office:value="5538.31" calcext:value-type="float">
            <text:p>5538</text:p>
          </table:table-cell>
          <table:table-cell/>
          <table:table-cell table:style-name="ce13" table:formula="of:=[.H94]+[.G96]" office:value-type="float" office:value="38720" calcext:value-type="float">
            <text:p>3872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4]+[.N96]" office:value-type="currency" office:currency="EUR" office:value="4621.5699" calcext:value-type="currency">
            <text:p>4 621,57 €</text:p>
          </table:table-cell>
          <table:table-cell table:style-name="ce19" table:formula="of:=[.A96]*budgetjour-[.O96]" office:value-type="currency" office:currency="EUR" office:value="78.4301000000014" calcext:value-type="currency">
            <text:p>78,4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5538.31" calcext:value-type="float">
            <text:p>5538</text:p>
          </table:table-cell>
          <table:table-cell/>
          <table:table-cell table:style-name="ce13" table:formula="of:=[.H96]+[.G97]" office:value-type="float" office:value="38720" calcext:value-type="float">
            <text:p>38720</text:p>
          </table:table-cell>
          <table:table-cell table:number-columns-repeated="5"/>
          <table:table-cell table:formula="of:=[.K97]+[.L97]+[.M97]" office:value-type="currency" office:currency="EUR" office:value="0" calcext:value-type="currency">
            <text:p>0,00 €</text:p>
          </table:table-cell>
          <table:table-cell table:formula="of:=[.O96]+[.N97]" office:value-type="currency" office:currency="EUR" office:value="4621.5699" calcext:value-type="currency">
            <text:p>4 621,57 €</text:p>
          </table:table-cell>
          <table:table-cell table:style-name="ce19" table:formula="of:=[.A97]*budgetjour-[.O97]" office:value-type="currency" office:currency="EUR" office:value="128.430100000001" calcext:value-type="currency">
            <text:p>128,43 €</text:p>
          </table:table-cell>
          <table:table-cell table:number-columns-repeated="2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7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6T22:09:25.103000000</dc:date>
    <meta:editing-duration>P68DT35M4S</meta:editing-duration>
    <meta:editing-cycles>158</meta:editing-cycles>
    <meta:document-statistic meta:table-count="6" meta:cell-count="1944" meta:object-count="0"/>
  </office:meta>
</office:document-meta>
</file>